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yStyle">
      <style:paragraph-properties fo:margin-left="1.409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 bla bla</text:p>
      <text:p text:style-name="Standard">Bla bla bla</text:p>
      <text:p text:style-name="MyStyle2">Bla bla 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MyStyle" style:family="paragraph" style:parent-style-name="Standard"/>
    <style:style style:name="MyStyle2" style:family="paragraph" style:parent-style-name="Standard">
      <style:paragraph-properties fo:margin-left="2cm" fo:margin-right="0cm" fo:text-indent="0cm" style:auto-text-indent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56S</meta:editing-duration>
    <meta:editing-cycles>4</meta:editing-cycles>
    <meta:generator>LibreOffice/3.3$Win32 LibreOffice_project/330m19$Build-6</meta:generator>
    <dc:date>2011-05-16T16:41:06.50</dc:date>
    <dc:creator>Angelo ZERR</dc:creator>
    <meta:document-statistic meta:table-count="0" meta:image-count="0" meta:object-count="0" meta:page-count="1" meta:paragraph-count="3" meta:word-count="9" meta:character-count="33"/>
    <meta:user-defined meta:name="Info 1"/>
    <meta:user-defined meta:name="Info 2"/>
    <meta:user-defined meta:name="Info 3"/>
    <meta:user-defined meta:name="Info 4"/>
  </office:meta>
</office:document-meta>
</file>